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language="en" fo:country="G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l code and images are my own unless stated otherwise.</text:p>
      <text:p text:style-name="Standard">CSS done with help from W3Schools CSS tutorials</text:p>
      <text:p text:style-name="Standard"/>
      <text:p text:style-name="Standard">08/03 – Created main.py</text:p>
      <text:p text:style-name="Standard">08/03 – Created /pages/home/index.html</text:p>
      <text:p text:style-name="Standard">08/03 – Created /pages/blog/index.html</text:p>
      <text:p text:style-name="Standard">08/03 – Created /images/site/logo.png</text:p>
      <text:p text:style-name="Standard"/>
      <text:p text:style-name="Standard">09/03 – Created /pages/home/style.css</text:p>
      <text:p text:style-name="Standard">09/03 – Redid folder structure -</text:p>
      <text:p text:style-name="Standard"/>
      <text:p text:style-name="Standard">/pages/ is now /templates/, each HTML file is now directly in this folder as 'home.html' and 'blog.html'.</text:p>
      <text:p text:style-name="Standard"/>
      <text:p text:style-name="Standard">/images/ is now /static/, and includes /pages/home/style.css as home.css</text:p>
      <text:p text:style-name="Standard"/>
      <text:p text:style-name="Standard">09/03 – Created /static/site/sun.png</text:p>
      <text:p text:style-name="Standard">09/03 – Created /static/site/go-arrow.png</text:p>
      <text:p text:style-name="Standard">09/03 – Created /templates/weather.html</text:p>
      <text:p text:style-name="Standard">09/03 – Created /static/weather.css</text:p>
      <text:p text:style-name="Standard">09/03 – Created /static/weather.js</text:p>
      <text:p text:style-name="Standard"/>
      <text:p text:style-name="Standard">Function to get location is taken from <text:a xlink:type="simple" xlink:href="https://sabe.io/tutorials/getting-user-location-javascript-geolocation-api#using-the-geolocation-api" office:target-frame-name="_top" xlink:show="replace" text:style-name="Internet_20_link" text:visited-style-name="Visited_20_Internet_20_Link">https://sabe.io/tutorials/getting-user-location-javascript-geolocation-api#using-the-geolocation-api</text:a> . This code is free to use.</text:p>
      <text:p text:style-name="Standard"/>
      <text:p text:style-name="Standard">Found out that OpenWeather API provide weather images for free, whether you are subscribed or not, at <text:a xlink:type="simple" xlink:href="https://openweathermap.org/img/wn/" office:target-frame-name="_top" xlink:show="replace" text:style-name="Internet_20_link" text:visited-style-name="Visited_20_Internet_20_Link">https://openweathermap.org/img/wn/</text:a>&lt;id&gt;@2x.png (try with &lt;id&gt; ='02d')</text:p>
      <text:p text:style-name="Standard"/>
      <text:p text:style-name="Standard">09/03 – Updated main.py to be able to receive /weather/content request</text:p>
      <text:p text:style-name="Standard">09/03 – Created functions/openweather.py, which currently returns dummy data</text:p>
      <text:p text:style-name="Standard">09/03 – Updated /templates/weather.html and /static/weather.css to be ready for weather forecast</text:p>
      <text:p text:style-name="Standard">09/03 – Found out that GET requests cannot have bodies</text:p>
      <text:p text:style-name="Standard">09/03 – Created static/home.js to allow the 'go now' button to work</text:p>
      <text:p text:style-name="Standard"/>
      <text:p text:style-name="Standard"/>
      <text:p text:style-name="Standard">15/03 – Updated weather.js to be able to add the weather and location to the HTML – with the openWeather images as well</text:p>
      <text:p text:style-name="Standard"/>
      <text:p text:style-name="Standard">15/03 – Updated /templates/weather.html and /static/weather.css to be ready for pollen</text:p>
      <text:p text:style-name="Standard">15/03 – Created /functions/ambee.py, which currently returns dummy data, and updated main.py to be able to send the data via /weather/content</text:p>
      <text:p text:style-name="Standard"/>
      <text:p text:style-name="Standard">15/03 – Changed /static/weather.css to make rings instead of solid circles</text:p>
      <text:p text:style-name="Standard">15/03 – Updated /static/weather.js to use pollen data and update ring colours</text:p>
      <text:p text:style-name="Standard"/>
      <text:p text:style-name="Standard"/>
      <text:p text:style-name="Standard">16/03 – Updated /templates/weather.html and /static/weather.css to be ready for air quality data</text:p>
      <text:p text:style-name="Standard">16/03 – Created /functions/defra.py, which currently returns dummy data, and updated main.py to be able to send the data via /weather/content</text:p>
      <text:p text:style-name="Standard">16/03 – Updated /static/weather.js to use the air quality data</text:p>
      <text:p text:style-name="Standard"/>
      <text:p text:style-name="Standard">16/03 – Repeat above three points with advice generation and /functions/advice.py</text:p>
      <text:p text:style-name="Standard"><text:soft-page-break/>16/03 – Created /templates/contact.html and /static/contact.css</text:p>
      <text:p text:style-name="Standard">16/03 – Created /static/contact.js to send the email request to the backend</text:p>
      <text:p text:style-name="Standard">16/03 – Updated main.py to send the email</text:p>
      <text:p text:style-name="Standard">16/03 – Created a gmail account (<text:a xlink:type="simple" xlink:href="mailto:healthadvicegroup@gmail.com" office:target-frame-name="_top" xlink:show="replace" text:style-name="Internet_20_link" text:visited-style-name="Visited_20_Internet_20_Link">healthadvicegroup@gmail.com</text:a>) to send from</text:p>
      <text:p text:style-name="Standard">16/03 – Created sender.txt, which contains details of ^ email, and receiver.txt, which stores the destination email for the contact emails to go to</text:p>
      <text:p text:style-name="Standard"/>
      <text:p text:style-name="Standard">16/03 – Created templates/admin.html and static/admin.css to form the admin panel – just the password entry to start</text:p>
      <text:p text:style-name="Standard">16/03 – Created /static/admin.js to send a hashed password to /passcheck</text:p>
      <text:p text:style-name="Standard"/>
      <text:p text:style-name="Standard"/>
      <text:p text:style-name="Standard">22/03 – Created correct_pass_hash.txt</text:p>
      <text:p text:style-name="Standard">22/03 – Updated main.py to handle a request to /passcheck</text:p>
      <text:p text:style-name="Standard">22/03 – Updated admin.js to handle the response from /passcheck</text:p>
      <text:p text:style-name="Standard"/>
      <text:p text:style-name="Standard">22/03 – Updated admin.html and admin.css to add a password changer</text:p>
      <text:p text:style-name="Standard">22/03 – Updated admin.js to send to /admin/password and handle response</text:p>
      <text:p text:style-name="Standard">22/03 – Updated main.py to handle /admin/password</text:p>
      <text:p text:style-name="Standard"/>
      <text:p text:style-name="Standard">23/03 – Updated admin.html and admin.css to include a status message at the bottom</text:p>
      <text:p text:style-name="Standard">23/03 – Updated all files associated with admin page frontend to improve the look of the password change and add repeat-based verification</text:p>
      <text:p text:style-name="Standard"/>
      <text:p text:style-name="Standard">23/03 – Updated admin.html and admin.css to add a way to change the contact destination email</text:p>
      <text:p text:style-name="Standard">23/03 – Updated admin.js to send the change to /admin/email, and receive the current email with a GET request to the same URL</text:p>
      <text:p text:style-name="Standard">23/03 – Updated main.py to handle /admin/email requests</text:p>
      <text:p text:style-name="Standard">23/03 – Updated admin.js to handle responses</text:p>
      <text:p text:style-name="Standard"/>
      <text:p text:style-name="Standard">23/03 – Added to admin.html and admin.css a space to create blogs</text:p>
      <text:p text:style-name="P1">23/03 – Updated admin.js to send the created blog posts to /admin/create and handle the response</text:p>
      <text:p text:style-name="P1">23/03 – Updated main.py to handle the request and put the post in /static/blog</text:p>
      <text:p text:style-name="Standard"><text:span text:style-name="Default_20_Paragraph_20_Font"><text:span text:style-name="T1">23/03 – Used blog creator to make example posts 1,2, and 3. They are named by their timestamp so it is easy to get recency order.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29/03 – Updated blog.html (still there from V1) and created blog.css to be ready to display blog posts</text:span></text:span></text:p>
      <text:p text:style-name="Standard"><text:span text:style-name="Default_20_Paragraph_20_Font"><text:span text:style-name="T1">29/03 – Updated main.py to be able to send all blog posts in order of creation</text:span></text:span></text:p>
      <text:p text:style-name="Standard"><text:span text:style-name="Default_20_Paragraph_20_Font"><text:span text:style-name="T1">29/03 – Created blog.js to send a request to /blog/all as described above and updated blog.html to reference i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dc:creator>Jacob Vincent</dc:creator>
    <meta:creation-date>2009-04-16T11:32:00Z</meta:creation-date>
    <dc:date>2023-03-29T16:38:01.46</dc:date>
    <meta:editing-cycles>44</meta:editing-cycles>
    <meta:editing-duration>PT26M28S</meta:editing-duration>
    <meta:document-statistic meta:table-count="0" meta:image-count="0" meta:object-count="0" meta:page-count="2" meta:paragraph-count="57" meta:word-count="667" meta:character-count="437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